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9-10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6-18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4-18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12-12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9-12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6-06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4-04-0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2-22 0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8-31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5-24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3-02-28 2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12-1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6-23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3-25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2-29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9-03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6-04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4-01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0-21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18415384615" calcext:value-type="float">
            <text:p>28.80184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9089032258" calcext:value-type="float">
            <text:p>28.76790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76544516129" calcext:value-type="float">
            <text:p>28.7476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2828" calcext:value-type="float">
            <text:p>28.72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3496774194" calcext:value-type="float">
            <text:p>28.7303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76184" calcext:value-type="float">
            <text:p>28.74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59713548387" calcext:value-type="float">
            <text:p>28.77597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8102068965" calcext:value-type="float">
            <text:p>28.803810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92621935484" calcext:value-type="float">
            <text:p>28.82926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88283870968" calcext:value-type="float">
            <text:p>28.8488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924" calcext:value-type="float">
            <text:p>28.85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47334193548" calcext:value-type="float">
            <text:p>28.92473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30512" calcext:value-type="float">
            <text:p>28.88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3987096774" calcext:value-type="float">
            <text:p>28.8153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54508387097" calcext:value-type="float">
            <text:p>28.76545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94472" calcext:value-type="float">
            <text:p>28.7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31316129032" calcext:value-type="float">
            <text:p>28.7431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84744" calcext:value-type="float">
            <text:p>28.7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57458064516" calcext:value-type="float">
            <text:p>28.7657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6994285714" calcext:value-type="float">
            <text:p>28.78269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2523870968" calcext:value-type="float">
            <text:p>28.81225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31950967742" calcext:value-type="float">
            <text:p>28.83319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97710967742" calcext:value-type="float">
            <text:p>28.86977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828" calcext:value-type="float">
            <text:p>28.84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4443870968" calcext:value-type="float">
            <text:p>28.82444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76717419355" calcext:value-type="float">
            <text:p>28.78767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8376" calcext:value-type="float">
            <text:p>28.7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37576" calcext:value-type="float">
            <text:p>28.74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9752" calcext:value-type="float">
            <text:p>28.78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57225806452" calcext:value-type="float">
            <text:p>28.825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03145714286" calcext:value-type="float">
            <text:p>28.86031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2123870968" calcext:value-type="float">
            <text:p>28.87321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31429677419" calcext:value-type="float">
            <text:p>28.88314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63024" calcext:value-type="float">
            <text:p>28.8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79607741935" calcext:value-type="float">
            <text:p>28.88796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03664" calcext:value-type="float">
            <text:p>28.89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59654193548" calcext:value-type="float">
            <text:p>28.87596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59481290323" calcext:value-type="float">
            <text:p>28.83594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1596" calcext:value-type="float">
            <text:p>28.77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0043870968" calcext:value-type="float">
            <text:p>28.73300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97368" calcext:value-type="float">
            <text:p>28.72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10668387097" calcext:value-type="float">
            <text:p>28.74106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7745714286" calcext:value-type="float">
            <text:p>28.73077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1568" calcext:value-type="float">
            <text:p>28.8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48814545455" calcext:value-type="float">
            <text:p>28.734881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47569032258" calcext:value-type="float">
            <text:p>28.69475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31736" calcext:value-type="float">
            <text:p>28.64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15065806452" calcext:value-type="float">
            <text:p>28.62150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8752" calcext:value-type="float">
            <text:p>28.61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0387096774" calcext:value-type="float">
            <text:p>28.602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54496551724" calcext:value-type="float">
            <text:p>28.62544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2763870968" calcext:value-type="float">
            <text:p>28.62327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2216" calcext:value-type="float">
            <text:p>28.6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01184516129" calcext:value-type="float">
            <text:p>28.6501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7616" calcext:value-type="float">
            <text:p>28.64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0270967742" calcext:value-type="float">
            <text:p>28.6320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7223225807" calcext:value-type="float">
            <text:p>28.61472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69304" calcext:value-type="float">
            <text:p>28.5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0575483871" calcext:value-type="float">
            <text:p>28.570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38392" calcext:value-type="float">
            <text:p>28.58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33177142857" calcext:value-type="float">
            <text:p>28.61331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01184516129" calcext:value-type="float">
            <text:p>28.6501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17507692308" calcext:value-type="float">
            <text:p>28.66175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41737142857" calcext:value-type="float">
            <text:p>28.60417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62648" calcext:value-type="float">
            <text:p>28.63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5063483871" calcext:value-type="float">
            <text:p>28.66506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73257142857" calcext:value-type="float">
            <text:p>28.6773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3086451613" calcext:value-type="float">
            <text:p>28.70930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27094193548" calcext:value-type="float">
            <text:p>28.73270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8432" calcext:value-type="float">
            <text:p>28.74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91292903226" calcext:value-type="float">
            <text:p>28.74912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5876" calcext:value-type="float">
            <text:p>28.72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502" calcext:value-type="float">
            <text:p>28.73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74512" calcext:value-type="float">
            <text:p>28.52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29984" calcext:value-type="float">
            <text:p>28.61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85741935484" calcext:value-type="float">
            <text:p>28.6585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2592" calcext:value-type="float">
            <text:p>28.64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4846451613" calcext:value-type="float">
            <text:p>28.59348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97021935484" calcext:value-type="float">
            <text:p>28.53970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9184" calcext:value-type="float">
            <text:p>28.4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0847483871" calcext:value-type="float">
            <text:p>28.46084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8132" calcext:value-type="float">
            <text:p>28.48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25651764706" calcext:value-type="float">
            <text:p>28.502565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13482857143" calcext:value-type="float">
            <text:p>28.53134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34268387097" calcext:value-type="float">
            <text:p>28.57342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47050322581" calcext:value-type="float">
            <text:p>28.5747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2232" calcext:value-type="float">
            <text:p>28.60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08877419355" calcext:value-type="float">
            <text:p>28.6108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36792" calcext:value-type="float">
            <text:p>28.57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78051612903" calcext:value-type="float">
            <text:p>28.5278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2170322581" calcext:value-type="float">
            <text:p>28.48021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86528" calcext:value-type="float">
            <text:p>28.43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38087741936" calcext:value-type="float">
            <text:p>28.43380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60112" calcext:value-type="float">
            <text:p>28.43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94085714286" calcext:value-type="float">
            <text:p>28.4694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62436129032" calcext:value-type="float">
            <text:p>28.49624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6709677419" calcext:value-type="float">
            <text:p>28.535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25896" calcext:value-type="float">
            <text:p>28.54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93089032258" calcext:value-type="float">
            <text:p>28.53930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56656" calcext:value-type="float">
            <text:p>28.5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7589677419" calcext:value-type="float">
            <text:p>28.47775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40459354839" calcext:value-type="float">
            <text:p>28.41404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76776" calcext:value-type="float">
            <text:p>28.35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60183225806" calcext:value-type="float">
            <text:p>28.31601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2088" calcext:value-type="float">
            <text:p>28.31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38841290323" calcext:value-type="float">
            <text:p>28.32388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57468571429" calcext:value-type="float">
            <text:p>28.34574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95058064516" calcext:value-type="float">
            <text:p>28.3695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88175483871" calcext:value-type="float">
            <text:p>28.3688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5516" calcext:value-type="float">
            <text:p>28.3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5566451613" calcext:value-type="float">
            <text:p>28.40755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466" calcext:value-type="float">
            <text:p>28.3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56018064516" calcext:value-type="float">
            <text:p>28.37560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35081290323" calcext:value-type="float">
            <text:p>28.36350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09288" calcext:value-type="float">
            <text:p>28.36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2420645161" calcext:value-type="float">
            <text:p>28.37324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6692" calcext:value-type="float">
            <text:p>28.39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8175483871" calcext:value-type="float">
            <text:p>28.418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00623448276" calcext:value-type="float">
            <text:p>28.430062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18712258065" calcext:value-type="float">
            <text:p>28.44187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08867368421" calcext:value-type="float">
            <text:p>28.470886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12256" calcext:value-type="float">
            <text:p>28.55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01821935484" calcext:value-type="float">
            <text:p>28.57018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3909677419" calcext:value-type="float">
            <text:p>28.5813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604" calcext:value-type="float">
            <text:p>28.58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327114313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8688" calcext:value-type="float">
            <text:p>28.64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318" meta:object-count="0"/>
    <meta:user-defined meta:name="AppVersion">3.0</meta:user-defined>
  </office:meta>
</office:document-meta>
</file>